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nsola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Consolas" fo:font-size="10pt" style:font-size-asian="10pt" style:font-size-complex="10pt"/>
    </style:style>
    <style:style style:name="P5" style:family="paragraph" style:parent-style-name="Standard" style:list-style-name="L1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Consola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Consola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onsolas" fo:font-size="10pt" style:font-size-asian="10pt" style:font-size-complex="10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<text:span text:style-name="T2">Pepper</text:span></text:p>
      <text:list xml:id="list36613679" text:style-name="L1">
        <text:list-item>
          <text:p text:style-name="P3">System</text:p>
          <text:list>
            <text:list-item>
              <text:p text:style-name="P4">Functional-Requirement [status:][name:<text:span text:style-name="T1">Android</text:span>][description:]</text:p>
            </text:list-item>
          </text:list>
        </text:list-item>
        <text:list-item>
          <text:p text:style-name="P3">Application-Privileges</text:p>
          <text:list>
            <text:list-item>
              <text:p text:style-name="P4">Functional-Requirement [status:][name:<text:span text:style-name="T1">Android-Privileges</text:span>][description:]</text:p>
            </text:list-item>
          </text:list>
        </text:list-item>
        <text:list-item>
          <text:p text:style-name="P3">Research</text:p>
          <text:list>
            <text:list-item>
              <text:p text:style-name="P4">Functional-Requirement [status:][name:<text:span text:style-name="T1">Android-Privileges</text:span>][description:]</text:p>
            </text:list-item>
            <text:list-item>
              <text:p text:style-name="P4">Functional-Requirement [status:][name:<text:span text:style-name="T1">WolframAlpha</text:span>][description: WolframAlfa API]</text:p>
            </text:list-item>
            <text:list-item>
              <text:p text:style-name="P4">Functional-Requirement [status:][name:<text:span text:style-name="T1">Android-Privileges</text:span>][description:]</text:p>
            </text:list-item>
          </text:list>
        </text:list-item>
        <text:list-item>
          <text:p text:style-name="P3">Activities</text:p>
          <text:list>
            <text:list-item>
              <text:p text:style-name="P6">Application-List</text:p>
              <text:list>
                <text:list-item>
                  <text:p text:style-name="P4">Functional-Requirement [status:][name:<text:span text:style-name="T1">Application-List</text:span>][description:]</text:p>
                </text:list-item>
                <text:list-item>
                  <text:p text:style-name="P4">Functional-Requirement [status:][name:<text:span text:style-name="T1">Clear-List-Button</text:span>][description:]</text:p>
                </text:list-item>
                <text:list-item>
                  <text:p text:style-name="P4">Functional-Requirement [status:][name:<text:span text:style-name="T1">Clear-List-Voice-Command</text:span>][description:]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6">Suggested-Application-List</text:p>
              <text:list>
                <text:list-item>
                  <text:p text:style-name="P4">Functional-Requirement [status:][name:<text:span text:style-name="T1">Suggested-List</text:span>][description:Provide a list of what pepper thought you said]</text:p>
                </text:list-item>
                <text:list-item>
                  <text:p text:style-name="P4">Functional-Requirement [status:][name:<text:span text:style-name="T1">Clear-List-Button</text:span>][description:]</text:p>
                </text:list-item>
                <text:list-item>
                  <text:p text:style-name="P4">Functional-Requirement [status:][name:<text:span text:style-name="T1">Clear-List-Voice-Command</text:span>][description:]</text:p>
                </text:list-item>
              </text:list>
            </text:list-item>
            <text:list-item>
              <text:p text:style-name="P6">Talk-Button</text:p>
              <text:list>
                <text:list-item>
                  <text:p text:style-name="P4">Functional-Requirement [status:][name:<text:span text:style-name="T1">Talk-Button</text:span>][description:]</text:p>
                </text:list-item>
              </text:list>
            </text:list-item>
            <text:list-item>
              <text:p text:style-name="P6">Text-Search</text:p>
              <text:list>
                <text:list-item>
                  <text:p text:style-name="P4">Functional-Requirement [status:][name:<text:span text:style-name="T1">Text-Search</text:span>][description:]</text:p>
                </text:list-item>
                <text:list-item>
                  <text:p text:style-name="P4"/>
                </text:list-item>
              </text:list>
            </text:list-item>
            <text:list-item>
              <text:p text:style-name="P6">Close-App-Button</text:p>
              <text:list>
                <text:list-item>
                  <text:p text:style-name="P4">Functional-Requirement [status:][name:Close-App<text:span text:style-name="T1">-Button</text:span>][description:]</text:p>
                </text:list-item>
              </text:list>
            </text:list-item>
            <text:list-item>
              <text:p text:style-name="P6">Speech Input</text:p>
              <text:list>
                <text:list-item>
                  <text:p text:style-name="P4">Functional-Requirement [status:][name:Speech-Input][description:<text:a xlink:type="simple" xlink:href="http://www.jameselsey.co.uk/blogs/techblog/android-how-to-implement-voice-recognition-a-nice-easy-tutorial/"><text:span text:style-name="T4">http://www.jameselsey.co.uk/blogs/techblog/android-how-to-implement-voice-recognition-a-nice-easy-tutorial/</text:span></text:a>]</text:p>
                </text:list-item>
              </text:list>
            </text:list-item>
            <text:list-item>
              <text:p text:style-name="P6">Show Application Details</text:p>
              <text:list>
                <text:list-item>
                  <text:p text:style-name="P4">Functional-Requirement [status:][name:Application-Details][description: need package name, developer name, Activity name]</text:p>
                </text:list-item>
              </text:list>
            </text:list-item>
          </text:list>
        </text:list-item>
        <text:list-item>
          <text:p text:style-name="P3">Intents</text:p>
          <text:list>
            <text:list-item>
              <text:p text:style-name="P5"/>
            </text:list-item>
          </text:list>
        </text:list-item>
        <text:list-item>
          <text:p text:style-name="P3">Services</text:p>
          <text:list>
            <text:list-item>
              <text:p text:style-name="P4">Functional-Requirement [status:][name:<text:span text:style-name="T1">Text-To_Speech</text:span>][description:]</text:p>
            </text:list-item>
          </text:list>
        </text:list-item>
        <text:list-item>
          <text:p text:style-name="P3"><text:soft-page-break/>Content Providers</text:p>
          <text:list>
            <text:list-item>
              <text:p text:style-name="P4">Functional-Requirement [status:][name: <text:s text:c="3"/>][description:]</text:p>
            </text:list-item>
          </text:list>
        </text:list-item>
        <text:list-item>
          <text:p text:style-name="P3">Broadcast Recievers</text:p>
          <text:list>
            <text:list-item>
              <text:p text:style-name="P4"><text:span text:style-name="T3">Functional-Requirement [status:][name:</text:span><text:span text:style-name="T1">BroadcastReceiver</text:span>()<text:span text:style-name="T3">][description:]</text:span></text:p>
            </text:list-item>
            <text:list-item>
              <text:p text:style-name="P4"><text:span text:style-name="T3">Functional-Requirement [status:][name:</text:span><text:span text:style-name="T1">SupportedLanguageBroadcastReceiver</text:span>()<text:span text:style-name="T3">][description:]</text:span></text:p>
            </text:list-item>
          </text:list>
        </text:list-item>
        <text:list-item>
          <text:p text:style-name="P3">Manifest</text:p>
          <text:list>
            <text:list-item>
              <text:p text:style-name="P5">Functional-Requirement [status:][name: Activity][description:]</text:p>
            </text:list-item>
            <text:list-item>
              <text:p text:style-name="P5">Functional-Requirement [status:][name: Serivce][description:]</text:p>
            </text:list-item>
            <text:list-item>
              <text:p text:style-name="P5">Functional-Requirement [status:][name: Broadcast-Receiver][description:]</text:p>
            </text:list-item>
            <text:list-item>
              <text:p text:style-name="P5">Functional-Requirement [status:][name: Provider][description:]</text:p>
            </text:list-item>
          </text:list>
        </text:list-item>
        <text:list-item>
          <text:p text:style-name="P3">Intents</text:p>
          <text:list>
            <text:list-item>
              <text:p text:style-name="P4"><text:span text:style-name="T3">Functional-Requirement [status:][name:</text:span><text:span text:style-name="T1">Intent</text:span><text:span text:style-name="T3">][description:]</text:span></text:p>
            </text:list-item>
            <text:list-item>
              <text:p text:style-name="P4"><text:span text:style-name="T3">Functional-Requirement [status:][name:</text:span><text:span text:style-name="T1">RecognizerIntent</text:span><text:span text:style-name="T3">][description:]</text:span></text:p>
            </text:list-item>
            <text:list-item>
              <text:p text:style-name="P5"/>
            </text:list-item>
          </text:list>
        </text:list-item>
        <text:list-item>
          <text:p text:style-name="P3">ContentResolver</text:p>
          <text:list>
            <text:list-item>
              <text:p text:style-name="P5">Functional-Requirement [status:][name:][description:]</text:p>
            </text:list-item>
          </text:list>
        </text:list-item>
        <text:list-item>
          <text:p text:style-name="P3">Functions</text:p>
          <text:list>
            <text:list-item>
              <text:p text:style-name="P5">Functional-Requirement [status:][name:<text:span text:style-name="T1">Layout_sw720dp</text:span>][description:<text:span text:style-name="T4">http://developer.android.com/guide/practices/screens_support.html</text:span>]</text:p>
            </text:list-item>
            <text:list-item>
              <text:p text:style-name="P5">Functional-Requirement [status:][name:<text:span text:style-name="T1">Speech-Input</text:span>][description:<text:a xlink:type="simple" xlink:href="http://android10.org/index.php/articleslibraries/130-speech-input-api-for-android"><text:span text:style-name="T4">http://android10.org/index.php/articleslibraries/130-speech-input-api-for-android</text:span></text:a>]</text:p>
            </text:list-item>
            <text:list-item>
              <text:p text:style-name="P5">Functional-Requirement [status:][name:<text:span text:style-name="T1">Verify-Speech</text:span>][description:<text:a xlink:type="simple" xlink:href="http://developer.android.com/resources/articles/speech-input.html"><text:span text:style-name="T4">http://developer.android.com/resources/articles/speech-input.html</text:span></text:a>]</text:p>
            </text:list-item>
            <text:list-item>
              <text:p text:style-name="P5">Functional-Requirement [status:][name:<text:span text:style-name="T1">Voice Recognition</text:span>][description: <text:a xlink:type="simple" xlink:href="http://developer.android.com/resources/samples/ApiDemos/src/com/example/android/apis/app/VoiceRecognition.html"><text:span text:style-name="T4">http://developer.android.com/resources/samples/ApiDemos/src/com/example/android/apis/app/VoiceRecognition.html</text:span></text:a>]</text:p>
            </text:list-item>
          </text:list>
        </text:list-item>
        <text:list-item>
          <text:p text:style-name="P5"/>
        </text:list-item>
        <text:list-item>
          <text:p text:style-name="P2"><text:span text:style-name="T5">Code </text:span></text:p>
          <text:list>
            <text:list-item>
              <text:p text:style-name="P2"><text:span text:style-name="T5">[name: launchApplication]</text:span></text:p>
            </text:list-item>
            <text:list-item>
              <text:p text:style-name="P2"><text:span text:style-name="T5">[source:http://stackoverflow.com/questions/3872063/android-launch-an-application-from-another-application]</text:span></text:p>
            </text:list-item>
            <text:list-item>
              <text:p text:style-name="P4"><text:span text:style-name="T3">[code: </text:span></text:p>
              <text:list>
                <text:list-item>
                  <text:p text:style-name="P2"><text:span text:style-name="Source_20_Text"><text:span text:style-name="T6">Intent intent = new Intent(Intent.ACTION_MAIN);</text:span></text:span></text:p>
                </text:list-item>
                <text:list-item>
                  <text:p text:style-name="P2"><text:span text:style-name="Source_20_Text"><text:span text:style-name="T6">intent.setComponent(new ComponentName("com.package.address","com.package.address.MainActivity"));</text:span></text:span></text:p>
                </text:list-item>
                <text:list-item>
                  <text:p text:style-name="P2"><text:span text:style-name="T6">startActivity(intent);</text:span></text:p>
                </text:list-item>
                <text:list-item>
                  <text:p text:style-name="P2"><text:span text:style-name="T5">]</text:span></text:p>
                </text:list-item>
                <text:list-item>
                  <text:p text:style-name="P2"><text:span text:style-name="T5">Ref [name:</text:span><text:span text:style-name="Source_20_Text"><text:span text:style-name="T5">Intent.ACTION_MAIN</text:span></text:span><text:span text:style-name="T5">][description: Start as a main entry point http://developer.android.com/reference/android/content/Intent.html#ACTION_MAIN]</text:span></text:p>
                </text:list-item>
                <text:list-item>
                  <text:p text:style-name="P2"><text:span text:style-name="T5">Ref [name:</text:span><text:span text:style-name="Source_20_Text"><text:span text:style-name="T5">Intent.ACTION_EDIT</text:span></text:span><text:span text:style-name="T5">][description:http://developer.android.com/reference/android/content/Intent.html#ACTION_EDIT]</text:span></text:p>
                </text:list-item>
                <text:list-item>
                  <text:p text:style-name="P2"><text:span text:style-name="T5">Ref [name:ComponentName][description: describes/provides a location and name for a component ]</text:span></text:p>
                </text:list-item>
                <text:list-item>
                  <text:p text:style-name="P2"><text:span text:style-name="T5">Ref [name:Component][description: a component is a 'widget' Button, TextView, EditText, Listview , CheckBox, radoibutton, callery, spinner... <text:s/>http://developer.android.com/guide/topics/ui/custom-components.html ]</text:span></text:p>
                </text:list-item>
                <text:list-item>
                  <text:p text:style-name="P2"><text:soft-page-break/><text:span text:style-name="T5">Ref [name:startActivity][description: startActivity(Intent) ]</text:span>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>
      <style:text-properties style:font-name="Consolas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19H30M54S</meta:editing-duration>
    <meta:editing-cycles>44</meta:editing-cycles>
    <meta:generator>OpenOffice.org/3.3$Win32 OpenOffice.org_project/330m20$Build-9567</meta:generator>
    <dc:date>2012-01-27T06:32:44.70</dc:date>
    <dc:creator>James Wilfong</dc:creator>
    <meta:document-statistic meta:table-count="0" meta:image-count="0" meta:object-count="0" meta:page-count="3" meta:paragraph-count="64" meta:word-count="233" meta:character-count="4191"/>
    <meta:user-defined meta:name="Info 1"/>
    <meta:user-defined meta:name="Info 2"/>
    <meta:user-defined meta:name="Info 3"/>
    <meta:user-defined meta:name="Info 4"/>
  </office:meta>
</office:document-meta>
</file>